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xicalAutomaton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Transform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xicalAutomaton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Transformer.characters( char [ ] c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search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Pattern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ignorableWhitespace( char [ ] c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setup( SourceResolver resolver , Map objectmodel , String src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attern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Transformer.startElement( String uri , String loc , String raw ,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comment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xicalAutomatonEntry.LexicalAutomatonEntry( LexicalAutomaton automaton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getLexicalAutom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